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DejaVu Sans" fo:font-size="10pt" officeooo:rsid="000ba5a6" officeooo:paragraph-rsid="000ba5a6" style:font-size-asian="10pt" style:font-size-complex="10pt"/>
    </style:style>
    <style:style style:name="P2" style:family="paragraph" style:parent-style-name="Standard">
      <style:text-properties style:font-name="DejaVu Sans"/>
    </style:style>
    <style:style style:name="P3" style:family="paragraph" style:parent-style-name="Standard">
      <style:text-properties style:font-name="DejaVu Sans" fo:font-weight="bold" officeooo:rsid="0013948a" officeooo:paragraph-rsid="0013948a" style:font-weight-asian="bold" style:font-weight-complex="bold"/>
    </style:style>
    <style:style style:name="P4" style:family="paragraph" style:parent-style-name="Standard">
      <style:text-properties style:font-name="DejaVu Sans" fo:font-weight="bold" officeooo:rsid="0006eb1a" officeooo:paragraph-rsid="0006eb1a" style:font-weight-asian="bold" style:font-weight-complex="bold"/>
    </style:style>
    <style:style style:name="P5" style:family="paragraph" style:parent-style-name="Standard">
      <style:text-properties style:font-name="DejaVu Sans" fo:font-weight="bold" officeooo:rsid="0009b6c4" officeooo:paragraph-rsid="0009b6c4" style:font-weight-asian="bold" style:font-weight-complex="bold"/>
    </style:style>
    <style:style style:name="P6" style:family="paragraph" style:parent-style-name="Standard">
      <style:text-properties style:font-name="DejaVu Sans" officeooo:rsid="0013948a" officeooo:paragraph-rsid="0013948a"/>
    </style:style>
    <style:style style:name="P7" style:family="paragraph" style:parent-style-name="Standard">
      <style:text-properties style:font-name="DejaVu Sans" officeooo:rsid="0006eb1a" officeooo:paragraph-rsid="0006eb1a"/>
    </style:style>
    <style:style style:name="P8" style:family="paragraph" style:parent-style-name="Standard">
      <style:text-properties style:font-name="DejaVu Sans" fo:font-weight="normal" officeooo:rsid="0006eb1a" officeooo:paragraph-rsid="0006eb1a" style:font-weight-asian="normal" style:font-weight-complex="normal"/>
    </style:style>
    <style:style style:name="P9" style:family="paragraph" style:parent-style-name="Standard">
      <style:text-properties style:font-name="DejaVu Sans" fo:font-weight="normal" officeooo:rsid="0009b6c4" officeooo:paragraph-rsid="0009b6c4" style:font-weight-asian="normal" style:font-weight-complex="normal"/>
    </style:style>
    <style:style style:name="P10" style:family="paragraph" style:parent-style-name="Standard">
      <style:text-properties style:font-name="DejaVu Sans" fo:font-weight="normal" officeooo:rsid="0009b6c4" officeooo:paragraph-rsid="0009b6c4" style:font-weight-asian="normal" style:font-weight-complex="normal"/>
    </style:style>
    <style:style style:name="P11" style:family="paragraph" style:parent-style-name="Standard" style:list-style-name="L1">
      <style:text-properties style:font-name="DejaVu Sans" fo:font-weight="normal" officeooo:rsid="0009b6c4" officeooo:paragraph-rsid="0009b6c4" style:font-weight-asian="normal" style:font-weight-complex="normal"/>
    </style:style>
    <style:style style:name="P12" style:family="paragraph" style:parent-style-name="Standard" style:list-style-name="L3">
      <style:text-properties style:font-name="DejaVu Sans" fo:font-weight="normal" officeooo:rsid="0006eb1a" officeooo:paragraph-rsid="0006eb1a" style:font-weight-asian="normal" style:font-weight-complex="normal"/>
    </style:style>
    <style:style style:name="P13" style:family="paragraph" style:parent-style-name="Standard" style:list-style-name="L1">
      <style:text-properties style:font-name="DejaVu Sans" officeooo:rsid="0013948a" officeooo:paragraph-rsid="0013948a"/>
    </style:style>
    <style:style style:name="P14" style:family="paragraph" style:parent-style-name="Standard" style:list-style-name="L2">
      <style:text-properties style:font-name="DejaVu Sans" officeooo:rsid="0006eb1a" officeooo:paragraph-rsid="0006eb1a"/>
    </style:style>
    <style:style style:name="P15" style:family="paragraph" style:parent-style-name="Standard" style:list-style-name="L2">
      <style:paragraph-properties fo:text-align="justify" style:justify-single-word="false"/>
      <style:text-properties style:font-name="DejaVu Sans" officeooo:rsid="000d10a2" officeooo:paragraph-rsid="000f05dd"/>
    </style:style>
    <style:style style:name="T1" style:family="text">
      <style:text-properties officeooo:rsid="0006eb1a"/>
    </style:style>
    <style:style style:name="T2" style:family="text">
      <style:text-properties officeooo:rsid="000f05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rste Ideen:</text:p>
      <text:p text:style-name="P6">Ein TicTac <text:span text:style-name="T1">(Spielefigur von Sebastian)</text:span> muss verschiedene andere TicTacs Retten und möglichst wenige Leben verlieren.</text:p>
      <text:p text:style-name="P6">Als Ziel müssen evtl. eine gewisse Anzahl TicTacs im Ziel ankommen.</text:p>
      <text:p text:style-name="P6"/>
      <text:p text:style-name="P3"/>
      <text:p text:style-name="P3">Gefahr:</text:p>
      <text:p text:style-name="P6">Von unten wird die Spielewelt geflutet. Dazu wird ein Würfel mit Wassertextur wachsen.</text:p>
      <text:p text:style-name="P6"/>
      <text:p text:style-name="P5">Spieler:</text:p>
      <text:p text:style-name="P9">Der Spieler bewegt sich in der 2D-Ebene in einer 3D-Welt.</text:p>
      <text:p text:style-name="P9">Links, Rechts, Oben, Unten.</text:p>
      <text:p text:style-name="P6"/>
      <text:p text:style-name="P3">Ideen für die Level:</text:p>
      <text:list xml:id="list3216558209" text:style-name="L1">
        <text:list-item>
          <text:p text:style-name="P13">Schieberätsel</text:p>
        </text:list-item>
        <text:list-item>
          <text:p text:style-name="P13">Irrwege</text:p>
        </text:list-item>
        <text:list-item>
          <text:p text:style-name="P11">Über Ebenen / Treppen … kann auf die nächste Ebene übergegangen werden.</text:p>
        </text:list-item>
      </text:list>
      <text:p text:style-name="P2"/>
      <text:p text:style-name="P4">Unity:</text:p>
      <text:list xml:id="list4019682179" text:style-name="L2">
        <text:list-item>
          <text:p text:style-name="P14">Installieren ProBuilder <text:span text:style-name="T2">(funktioniert unter Umständen automatisch)</text:span></text:p>
        </text:list-item>
        <text:list-item>
          <text:p text:style-name="P15">Installieren ProGrids (Beta) <text:span text:style-name="T1">(funktioniert unter Umständen automatisch)</text:span></text:p>
        </text:list-item>
      </text:list>
      <text:p text:style-name="P7"/>
      <text:p text:style-name="P4">Aufgabenverteilung:</text:p>
      <text:list xml:id="list3846324349" text:style-name="L3">
        <text:list-item>
          <text:p text:style-name="P12">Spielerbewegung Mario</text:p>
        </text:list-item>
        <text:list-item>
          <text:p text:style-name="P12">Leveldesign Sebastian und Jessica</text:p>
        </text:list-item>
        <text:list-item>
          <text:p text:style-name="P12">alle anderen Schlafen noch oder haben keine Lust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DejaVu Sans" fo:font-size="10pt" officeooo:rsid="000ba5a6" officeooo:paragraph-rsid="000ba5a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ext:p text:style-name="MP1">Stand vom: <text:modification-date style:data-style-name="N36">27.04.2019</text:modification-date><text:s/><text:modification-time style:data-style-name="N40">09:26</text:modification-ti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08:55:19.913000000</meta:creation-date>
    <dc:date>2019-04-27T09:26:02.930000000</dc:date>
    <meta:editing-duration>PT13M24S</meta:editing-duration>
    <meta:editing-cycles>6</meta:editing-cycles>
    <meta:generator>LibreOffice/6.2.3.2$Windows_X86_64 LibreOffice_project/aecc05fe267cc68dde00352a451aa867b3b546ac</meta:generator>
    <meta:document-statistic meta:table-count="0" meta:image-count="0" meta:object-count="0" meta:page-count="1" meta:paragraph-count="20" meta:word-count="116" meta:character-count="790" meta:non-whitespace-character-count="702"/>
  </office:meta>
</office:document-meta>
</file>